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2T09:43:47.574167236</meta:creation-date>
    <dc:date>2017-02-13T10:40:25.519106056</dc:date>
    <meta:editing-duration>PT5M20S</meta:editing-duration>
    <meta:editing-cycles>5</meta:editing-cycles>
    <meta:generator>LibreOffice/5.1.4.2$Linux_X86_64 LibreOffice_project/10m0$Build-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